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sEtCopies" style:family="table">
      <style:table-properties style:width="17.014cm" fo:margin-left="-0.016cm" fo:margin-right="0cm" table:align="margins"/>
    </style:style>
    <style:style style:name="tabAnnexesEtCopies.A" style:family="table-column">
      <style:table-column-properties style:column-width="1.931cm" style:rel-column-width="7439*"/>
    </style:style>
    <style:style style:name="tabAnnexesEtCopies.B" style:family="table-column">
      <style:table-column-properties style:column-width="15.083cm" style:rel-column-width="58096*"/>
    </style:style>
    <style:style style:name="tabAnnexesEtCopies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Gill Sans MT_CCJU" fo:font-size="10pt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Gill Sans MT_CCJU" fo:font-size="10pt" style:text-underline-style="none" style:font-size-asian="10pt" style:font-name-complex="Arial" style:font-size-complex="10pt"/>
    </style:style>
    <style:style style:name="P3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4" style:family="paragraph" style:parent-style-name="Standard">
      <style:text-properties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AnnexesEtCopies" table:style-name="tabAnnexesEtCopies">
        <table:table-column table:style-name="tabAnnexesEtCopies.A"/>
        <table:table-column table:style-name="tabAnnexesEtCopies.B"/>
        <table:table-row>
          <table:table-cell table:style-name="tabAnnexesEtCopies.A1" office:value-type="string">
            <text:p text:style-name="P1"><text:span text:style-name="T1">%{HEADER_ROWS:0}%</text:span>%{annexetitre}%%=ANNEXE=%</text:p>
          </table:table-cell>
          <table:table-cell table:style-name="tabAnnexesEtCopies.A1" office:value-type="string">
            <text:p text:style-name="P2">%=FIRST_ANNEXE=%</text:p>
          </table:table-cell>
        </table:table-row>
        <table:table-row>
          <table:table-cell table:style-name="tabAnnexesEtCopies.A1" office:value-type="string">
            <text:p text:style-name="P1">%{annexe}%%=LIGNE_ANNEXE=%</text:p>
          </table:table-cell>
          <table:table-cell table:style-name="tabAnnexesEtCopies.A1" office:value-type="string">
            <text:p text:style-name="P1">%=VAR_ANNEXES=%</text:p>
          </table:table-cell>
        </table:table-row>
        <table:table-row>
          <table:table-cell table:style-name="tabAnnexesEtCopies.A1" office:value-type="string">
            <text:p text:style-name="P1">%{copieTitre}%%=COPIE=%</text:p>
          </table:table-cell>
          <table:table-cell table:style-name="tabAnnexesEtCopies.A1" office:value-type="string">
            <text:p text:style-name="P1">%=FIRST_COPIE=%</text:p>
          </table:table-cell>
        </table:table-row>
        <table:table-row>
          <table:table-cell table:style-name="tabAnnexesEtCopies.A1" office:value-type="string">
            <text:p text:style-name="P1">%{copie}%%=LIGNE_COPIE=%</text:p>
          </table:table-cell>
          <table:table-cell table:style-name="tabAnnexesEtCopies.A1" office:value-type="string">
            <text:p text:style-name="P1">%=VAR_COPIES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ike Boillat</dc:creator>
    <dc:date>2012-05-08T11:07:24.44</dc:date>
    <meta:editing-cycles>19</meta:editing-cycles>
    <meta:editing-duration>PT18M52S</meta:editing-duration>
    <meta:document-statistic meta:table-count="1" meta:image-count="0" meta:object-count="0" meta:page-count="1" meta:paragraph-count="8" meta:word-count="8" meta:character-count="175"/>
    <meta:user-defined meta:name="Info 1"/>
    <meta:user-defined meta:name="Info 2"/>
    <meta:user-defined meta:name="Info 3"/>
    <meta:user-defined meta:name="Info 4"/>
  </office:meta>
</office:document-meta>
</file>